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bold" officeooo:rsid="00090cdb" officeooo:paragraph-rsid="00090cdb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fo:font-weight="bold" officeooo:rsid="000b88d0" officeooo:paragraph-rsid="000b88d0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fo:font-weight="normal" officeooo:rsid="000b88d0" officeooo:paragraph-rsid="000b88d0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italic" fo:font-weight="normal" officeooo:rsid="0009c3be" officeooo:paragraph-rsid="0009c3be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b88d0" officeooo:paragraph-rsid="000b88d0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90cdb" officeooo:paragraph-rsid="00090cdb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9c3be" officeooo:paragraph-rsid="0009c3be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dde06" officeooo:paragraph-rsid="000dde06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ea80b" officeooo:paragraph-rsid="000ea80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dde06" officeooo:paragraph-rsid="000dde06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dde06" officeooo:paragraph-rsid="000f950c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ea80b" officeooo:paragraph-rsid="000ea80b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f950c" officeooo:paragraph-rsid="000f950c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1107c1" officeooo:paragraph-rsid="001107c1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tyle="italic" fo:font-weight="normal" officeooo:rsid="0009c3be" officeooo:paragraph-rsid="0009c3be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tyle="italic" fo:font-weight="normal" officeooo:rsid="000b88d0" officeooo:paragraph-rsid="000b88d0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b88d0" officeooo:paragraph-rsid="000b88d0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f3ae7" officeooo:paragraph-rsid="000f3ae7" style:font-style-asian="italic" style:font-weight-asian="bold" style:font-style-complex="italic" style:font-weight-complex="bold"/>
    </style:style>
    <style:style style:name="P19" style:family="paragraph" style:parent-style-name="Standard" style:list-style-name="L2">
      <style:paragraph-properties fo:text-align="start" style:justify-single-word="false"/>
      <style:text-properties fo:font-style="italic" style:text-underline-style="none" fo:font-weight="normal" officeooo:rsid="000dde06" officeooo:paragraph-rsid="000dde06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f3ae7" officeooo:paragraph-rsid="000f3ae7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0f3ae7" officeooo:paragraph-rsid="000f3ae7" fo:background-color="#ffff00" style:font-style-asian="italic" style:font-weight-asian="normal" style:font-style-complex="italic" style:font-weight-complex="normal"/>
    </style:style>
    <style:style style:name="T1" style:family="text">
      <style:text-properties officeooo:rsid="000b88d0"/>
    </style:style>
    <style:style style:name="T2" style:family="text">
      <style:text-properties officeooo:rsid="000d4de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dde06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0ea80b"/>
    </style:style>
    <style:style style:name="T7" style:family="text">
      <style:text-properties officeooo:rsid="001107c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L FOUNDATION ASSESSMENT</text:p>
      <text:p text:style-name="P1"/>
      <text:p text:style-name="P6"/>
      <text:p text:style-name="P7">1, Python theory question</text:p>
      <text:p text:style-name="P4"/>
      <text:list xml:id="list2773287471" text:style-name="L1">
        <text:list-item>
          <text:p text:style-name="P15">A program is a set of instructions which can be intereprete and execute by the computer</text:p>
        </text:list-item>
        <text:list-item>
          <text:p text:style-name="P15">a process is a program in execution</text:p>
        </text:list-item>
        <text:list-item>
          <text:p text:style-name="P15">cache is a hardware or a software which can store data </text:p>
        </text:list-item>
        <text:list-item>
          <text:p text:style-name="P15">a thread is a unit/sequence in the process, A multithreading is when several threads are executing at the same time</text:p>
        </text:list-item>
        <text:list-item>
          <text:p text:style-name="P15">GIL stands for Global Interepreter lock which is a type of process lock. It stops several threads to be exxectued at the same time, it prevents multi threading basically</text:p>
        </text:list-item>
        <text:list-item>
          <text:p text:style-name="P15">Concurrence and parallelism</text:p>
        </text:list-item>
      </text:list>
      <text:p text:style-name="P3"><text:tab/> <text:s text:c="4"/></text:p>
      <text:p text:style-name="P3"><text:tab/> <text:s text:c="3"/>parallelism<text:tab/><text:tab/><text:tab/><text:tab/>Concurrence</text:p>
      <text:list xml:id="list110253379151252" text:continue-numbering="true" text:style-name="L1">
        <text:list-item>
          <text:list>
            <text:list-header>
              <text:p text:style-name="P15"/>
              <text:p text:style-name="P15">process<text:tab/><text:tab/><text:tab/><text:tab/><text:span text:style-name="T1">process</text:span> </text:p>
            </text:list-header>
          </text:list>
          <text:p text:style-name="P15"/>
          <text:p text:style-name="P15">thread1 thread2<text:tab/><text:tab/><text:tab/> <text:s/><text:span text:style-name="T1">thread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5"><text:s text:c="5"/><text:span text:style-name="T1">subthread1 subthread2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10252921748443" text:continue-numbering="true" text:style-name="L1">
        <text:list-item>
          <text:p text:style-name="P16">DRY= Do<text:span text:style-name="T2">n’t Repeat</text:span> Yourself , Keep it StupId Simple, BDUF <text:span text:style-name="T2">stands for Big Data Up Front</text:span></text:p>
        </text:list-item>
        <text:list-item>
          <text:p text:style-name="P16">Garbage collector is a <text:span text:style-name="T2">a memory release when data are not used anymore</text:span></text:p>
        </text:list-item>
        <text:list-item>
          <text:p text:style-name="P16">deadlock livelock</text:p>
        </text:list-item>
        <text:list-item>
          <text:p text:style-name="P16">Flask </text:p>
        </text:list-item>
      </text:list>
      <text:p text:style-name="P2"/>
      <text:p text:style-name="P5">2,Discuss the difference between python 2 and python 3</text:p>
      <text:p text:style-name="P2"/>
      <text:p text:style-name="P3">The s<text:span text:style-name="T2">yntax</text:span> coding are different. You will use more parentheses in python 3</text:p>
      <text:p text:style-name="P3">for example : python2 print ‘Hello’</text:p>
      <text:p text:style-name="P3"><text:tab/><text:tab/>python3 print(‘Hello’)</text:p>
      <text:p text:style-name="P2"/>
      <text:p text:style-name="P3"/>
      <text:p text:style-name="P3">Python 3 is using Unicode while Python 2 is using ASCII</text:p>
      <text:p text:style-name="P3">Python 2 is not forward compatible, python 3 is backward compatible whihc makes python 3 easier to transfer data from a machine to another machine </text:p>
      <text:p text:style-name="P3"/>
      <text:p text:style-name="P2"/>
      <text:p text:style-name="P2"><text:span text:style-name="T4">4,</text:span><text:span text:style-name="T3">Write tests for the newly created Palindrome function. Provide a brief explanation for your test case options</text:span></text:p>
      <text:p text:style-name="P5"/>
      <text:p text:style-name="P10">I decided t create three different unit tests to test each feature of my program :</text:p>
      <text:list xml:id="list4155499268" text:style-name="L2">
        <text:list-item>
          <text:p text:style-name="P19">if length of the word is is inferior at 1, an error message should appear. I want to check that this condition works</text:p>
        </text:list-item>
        <text:list-item>
          <text:p text:style-name="P19">if the word enters is a palindrome, return True</text:p>
        </text:list-item>
        <text:list-item>
          <text:p text:style-name="P19">if the word enters is NOT a palindrome, return False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5. Agile methodology, Scrum: name at least 3 types of meetings that</text:p>
      <text:p text:style-name="P8">are exercised by Agile teams and describe the objective of each meeting.</text:p>
      <text:p text:style-name="P10"/>
      <text:p text:style-name="P13"><text:span text:style-name="T5">Definition of the project : </text:span>Define the main goal, the context, the stalkholders of the project</text:p>
      <text:p text:style-name="P13"><text:span text:style-name="T5">Plan of the project : </text:span>Definition of the steps <text:span text:style-name="T7">and the timeline of each step </text:span>to <text:span text:style-name="T7">a</text:span>chieve the project with specific deliverables at each step</text:p>
      <text:p text:style-name="P14">Stakeholders definition : it is a meeting to define the rôle and responsabilities of each stakeholder</text:p>
      <text:p text:style-name="P13"/>
      <text:p text:style-name="P11"/>
      <text:p text:style-name="P8"><text:span text:style-name="T6">6,</text:span>Exception handling in Python, explain what each of the following</text:p>
      <text:p text:style-name="P8">blocks means in the program flow:</text:p>
      <text:p text:style-name="P12">Try is where you will code the set of instructions for the program</text:p>
      <text:p text:style-name="P12">Except is the exception to the set of instructions written in Try</text:p>
      <text:p text:style-name="P12">Else and finally are a additional part of set of instructions that can be executed after the successful completion of Try. Else will be executed before Finally</text:p>
      <text:p text:style-name="P12"/>
      <text:p text:style-name="P12"/>
      <text:p text:style-name="P9">7,How can we connect a Python program (process) with a database? Explain how it works and how do we fetch / insert data into DB tables from a python program.</text:p>
      <text:p text:style-name="P12">You will need to connect python and mysql</text:p>
      <text:p text:style-name="P20">You have get the permission from mysqlserver client to use their database in Pycharm</text:p>
      <text:p text:style-name="P20"/>
      <text:p text:style-name="P20"/>
      <text:p text:style-name="P18">8. Given two SQL tables below: authors and books.</text:p>
      <text:p text:style-name="P18"/>
      <text:p text:style-name="P20">/* CREATE DATABASE library;*/</text:p>
      <text:p text:style-name="P20">USE library;</text:p>
      <text:p text:style-name="P20">/*</text:p>
      <text:p text:style-name="P20">CREATE TABLE `AUTHORS` (</text:p>
      <text:p text:style-name="P20"><text:s text:c="2"/>`author_name`varchar(45) NOT NULL,</text:p>
      <text:p text:style-name="P20"><text:s text:c="2"/>`book_name` varchar(45) NOT NULL</text:p>
      <text:p text:style-name="P20">) ;</text:p>
      <text:p text:style-name="P20"/>
      <text:p text:style-name="P20">CREATE TABLE `BOOKS` (</text:p>
      <text:p text:style-name="P20"><text:s text:c="2"/>`book_name`varchar(45) NOT NULL,</text:p>
      <text:p text:style-name="P20"><text:s text:c="2"/>`sold_copies` varchar(45) NOT NULL</text:p>
      <text:p text:style-name="P20">) ;</text:p>
      <text:p text:style-name="P20"/>
      <text:p text:style-name="P20"/>
      <text:p text:style-name="P20">INSERT INTO `AUTHORS` </text:p>
      <text:p text:style-name="P20">(author_name, book_name) </text:p>
      <text:p text:style-name="P20">VALUES </text:p>
      <text:p text:style-name="P20">('author_1','book_1'),</text:p>
      <text:p text:style-name="P20">('author_1','book_2'),</text:p>
      <text:p text:style-name="P20">('author_2','book_3'),</text:p>
      <text:p text:style-name="P20">('author_2','book_4'),</text:p>
      <text:p text:style-name="P20">('author_2','book_5'),</text:p>
      <text:p text:style-name="P20">('author_3','book_6');</text:p>
      <text:p text:style-name="P20"/>
      <text:p text:style-name="P20">INSERT INTO `BOOKS` </text:p>
      <text:p text:style-name="P20">(book_name,sold_copies) </text:p>
      <text:p text:style-name="P20">VALUES </text:p>
      <text:p text:style-name="P20"><text:soft-page-break/>('book_1',1000),</text:p>
      <text:p text:style-name="P20">('book_2',1500),</text:p>
      <text:p text:style-name="P20">('book_3',34000),</text:p>
      <text:p text:style-name="P20">('book_4',29000),</text:p>
      <text:p text:style-name="P20">('book_5',40000),</text:p>
      <text:p text:style-name="P20">('book_6',4400)*/</text:p>
      <text:p text:style-name="P20"/>
      <text:p text:style-name="P20"/>
      <text:p text:style-name="P21">SELECT sum(BOOKS.sold_copies),AUTHORS.author_name</text:p>
      <text:p text:style-name="P21">from BOOKS INNER JOIN AUTHORS ON BOOKS.book_name = AUTHORS.book_name group by AUTHORS.author_name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8:29:24.315601009</meta:creation-date>
    <dc:date>2022-04-10T11:02:51.346255731</dc:date>
    <meta:editing-duration>PT1H3M5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73" meta:word-count="568" meta:character-count="3561" meta:non-whitespace-character-count="3032"/>
  </office:meta>
</office:document-meta>
</file>